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cm" svg:height="0.9cm" svg:x="13.6cm" svg:y="2.2cm">
          <text:p text:style-name="P1"><text:span text:style-name="T1">开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8cm" svg:height="1.1cm" svg:x="2.6cm" svg:y="5.8cm">
          <text:p text:style-name="P2"><text:span text:style-name="T1">新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8cm" svg:height="1.1cm" svg:x="9cm" svg:y="5.8cm">
          <text:p text:style-name="P2"><text:span text:style-name="T1">删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8cm" svg:height="1.1cm" svg:x="16.7cm" svg:y="5.8cm">
          <text:p text:style-name="P2"><text:span text:style-name="T1">修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7cm" svg:height="1.1cm" svg:x="23.6cm" svg:y="5.8cm">
          <text:p text:style-name="P2"><text:span text:style-name="T1">查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4.65cm" svg:y1="3.1cm" svg:x2="4cm" svg:y2="5.8cm" draw:start-shape="id1" draw:start-glue-point="2" draw:end-shape="id2" draw:end-glue-point="0" svg:d="M14650 3100v1351h-10650v1349">
          <text:p/>
        </draw:connector>
        <draw:connector draw:style-name="gr2" draw:text-style-name="P3" draw:layer="layout" svg:x1="14.65cm" svg:y1="3.1cm" svg:x2="10.4cm" svg:y2="5.8cm" draw:start-shape="id1" draw:start-glue-point="2" draw:end-shape="id3" draw:end-glue-point="0" svg:d="M14650 3100v1351h-4250v1349">
          <text:p/>
        </draw:connector>
        <draw:connector draw:style-name="gr2" draw:text-style-name="P3" draw:layer="layout" svg:x1="14.65cm" svg:y1="3.1cm" svg:x2="18.1cm" svg:y2="5.8cm" draw:start-shape="id1" draw:start-glue-point="2" draw:end-shape="id4" svg:d="M14650 3100v1351h3450v1349">
          <text:p/>
        </draw:connector>
        <draw:connector draw:style-name="gr2" draw:text-style-name="P3" draw:layer="layout" svg:x1="14.65cm" svg:y1="3.1cm" svg:x2="24.95cm" svg:y2="5.8cm" draw:start-shape="id1" draw:start-glue-point="2" draw:end-shape="id5" svg:d="M14650 3100v1351h10300v1349">
          <text:p/>
        </draw:connector>
        <draw:custom-shape draw:style-name="gr1" draw:text-style-name="P2" xml:id="id6" draw:id="id6" draw:layer="layout" svg:width="2.7cm" svg:height="1.3cm" svg:x="2.7cm" svg:y="7.8cm">
          <text:p text:style-name="P3"><text:span text:style-name="T1">phone</text:span><text:span text:style-name="T1">存在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4cm" svg:y1="6.9cm" svg:x2="4cm" svg:y2="7.9cm">
          <text:p/>
        </draw:line>
        <draw:custom-shape draw:style-name="gr1" draw:text-style-name="P2" xml:id="id7" draw:id="id7" draw:layer="layout" svg:width="2.3cm" svg:height="1cm" svg:x="4.6cm" svg:y="10.3cm">
          <text:p text:style-name="P2"><text:span text:style-name="T1">退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3cm" svg:height="1cm" svg:x="1.2cm" svg:y="10.3cm">
          <text:p text:style-name="P4"><text:span text:style-name="T1">添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4.05cm" svg:y1="9.1cm" svg:x2="5.75cm" svg:y2="10.3cm" draw:start-shape="id6" draw:start-glue-point="6" draw:end-shape="id7" draw:end-glue-point="0" svg:d="M4050 9100v601h1700v599">
          <text:p text:style-name="P5"><text:span text:style-name="T2">是</text:span></text:p>
        </draw:connector>
        <draw:connector draw:style-name="gr3" draw:text-style-name="P5" draw:layer="layout" svg:x1="4.05cm" svg:y1="9.1cm" svg:x2="2.35cm" svg:y2="10.3cm" draw:start-shape="id6" draw:start-glue-point="6" draw:end-shape="id8" draw:end-glue-point="0" svg:d="M4050 9100v601h-1700v599">
          <text:p text:style-name="P3"><text:span text:style-name="T2">否</text:span></text:p>
        </draw:connector>
        <draw:custom-shape draw:style-name="gr1" draw:text-style-name="P2" xml:id="id9" draw:id="id9" draw:layer="layout" svg:width="2.7cm" svg:height="1.3cm" svg:x="9.001cm" svg:y="7.801cm">
          <text:p text:style-name="P2"><text:span text:style-name="T1">staff_id</text:span><text:span text:style-name="T1">存在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" draw:id="id10" draw:layer="layout" svg:width="2.3cm" svg:height="1cm" svg:x="10.901cm" svg:y="10.301cm">
          <text:p text:style-name="P2"><text:span text:style-name="T1">删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1" draw:id="id11" draw:layer="layout" svg:width="2.3cm" svg:height="1cm" svg:x="7.501cm" svg:y="10.301cm">
          <text:p text:style-name="P4"><text:span text:style-name="T1">退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0.351cm" svg:y1="9.101cm" svg:x2="12.051cm" svg:y2="10.301cm" draw:start-shape="id9" draw:start-glue-point="6" draw:end-shape="id10" draw:end-glue-point="0" svg:d="M10351 9101v601h1700v599">
          <text:p text:style-name="P5"><text:span text:style-name="T2">是</text:span></text:p>
        </draw:connector>
        <draw:connector draw:style-name="gr3" draw:text-style-name="P5" draw:layer="layout" svg:x1="10.351cm" svg:y1="9.101cm" svg:x2="8.651cm" svg:y2="10.301cm" draw:start-shape="id9" draw:start-glue-point="6" draw:end-shape="id11" draw:end-glue-point="0" svg:d="M10351 9101v601h-1700v599">
          <text:p text:style-name="P3"><text:span text:style-name="T2">否</text:span></text:p>
        </draw:connector>
        <draw:line draw:style-name="gr2" draw:text-style-name="P3" draw:layer="layout" svg:x1="10.4cm" svg:y1="6.9cm" svg:x2="10.4cm" svg:y2="7.9cm">
          <text:p/>
        </draw:line>
        <draw:custom-shape draw:style-name="gr1" draw:text-style-name="P2" xml:id="id12" draw:id="id12" draw:layer="layout" svg:width="2.7cm" svg:height="1.3cm" svg:x="16.802cm" svg:y="7.802cm">
          <text:p text:style-name="P2"><text:span text:style-name="T1">staff_id</text:span><text:span text:style-name="T1">存在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3" draw:id="id13" draw:layer="layout" svg:width="2.3cm" svg:height="1cm" svg:x="18.702cm" svg:y="10.302cm">
          <text:p text:style-name="P2"><text:span text:style-name="T1">修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4" draw:id="id14" draw:layer="layout" svg:width="2.3cm" svg:height="1cm" svg:x="15.302cm" svg:y="10.302cm">
          <text:p text:style-name="P4"><text:span text:style-name="T1">退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8.152cm" svg:y1="9.102cm" svg:x2="19.852cm" svg:y2="10.302cm" draw:start-shape="id12" draw:start-glue-point="6" draw:end-shape="id13" draw:end-glue-point="0" svg:d="M18152 9102v601h1700v599">
          <text:p text:style-name="P5"><text:span text:style-name="T2">是</text:span></text:p>
        </draw:connector>
        <draw:connector draw:style-name="gr3" draw:text-style-name="P5" draw:layer="layout" svg:x1="18.152cm" svg:y1="9.102cm" svg:x2="16.452cm" svg:y2="10.302cm" draw:start-shape="id12" draw:start-glue-point="6" draw:end-shape="id14" draw:end-glue-point="0" svg:d="M18152 9102v601h-1700v599">
          <text:p text:style-name="P3"><text:span text:style-name="T2">否</text:span></text:p>
        </draw:connector>
        <draw:line draw:style-name="gr2" draw:text-style-name="P3" draw:layer="layout" svg:x1="18.1cm" svg:y1="6.9cm" svg:x2="18.1cm" svg:y2="7.9cm">
          <text:p/>
        </draw:line>
        <draw:custom-shape draw:style-name="gr1" draw:text-style-name="P2" xml:id="id15" draw:id="id15" draw:layer="layout" svg:width="2.7cm" svg:height="1.3cm" svg:x="23.603cm" svg:y="7.803cm">
          <text:p text:style-name="P2"><text:span text:style-name="T1">模糊查询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6" draw:id="id16" draw:layer="layout" svg:width="2.3cm" svg:height="1cm" svg:x="25.503cm" svg:y="10.303cm">
          <text:p text:style-name="P2"><text:span text:style-name="T1">条件判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7" draw:id="id17" draw:layer="layout" svg:width="2.3cm" svg:height="1cm" svg:x="22.103cm" svg:y="10.303cm">
          <text:p text:style-name="P4"><text:span text:style-name="T1">全部查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24.953cm" svg:y1="9.103cm" svg:x2="26.653cm" svg:y2="10.303cm" draw:start-shape="id15" draw:start-glue-point="6" draw:end-shape="id16" draw:end-glue-point="0" svg:d="M24953 9103v601h1700v599">
          <text:p text:style-name="P5"><text:span text:style-name="T2">是</text:span></text:p>
        </draw:connector>
        <draw:connector draw:style-name="gr3" draw:text-style-name="P5" draw:layer="layout" svg:x1="24.953cm" svg:y1="9.103cm" svg:x2="23.253cm" svg:y2="10.303cm" draw:start-shape="id15" draw:start-glue-point="6" draw:end-shape="id17" draw:end-glue-point="0" svg:d="M24953 9103v601h-1700v599">
          <text:p text:style-name="P3"><text:span text:style-name="T2">否</text:span></text:p>
        </draw:connector>
        <draw:line draw:style-name="gr2" draw:text-style-name="P3" draw:layer="layout" svg:x1="25cm" svg:y1="6.9cm" svg:x2="25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3T14:27:39.06</meta:creation-date>
    <dc:date>2017-05-13T14:55:59.49</dc:date>
    <meta:editing-duration>PT12M50S</meta:editing-duration>
    <meta:editing-cycles>1</meta:editing-cycles>
    <meta:document-statistic meta:object-count="33"/>
    <meta:generator>OpenOffice/4.1.1$Win32 OpenOffice.org_project/411m6$Build-9775</meta:generator>
  </office:meta>
</office:document-meta>
</file>